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b998"/>
    </style:style>
    <style:style style:name="P2" style:family="paragraph">
      <style:paragraph-properties fo:margin-left="0.49mm" fo:margin-right="0mm" fo:text-indent="0mm"/>
      <style:text-properties style:font-name="Liberation Sans Narrow" fo:font-size="13pt" style:font-size-asian="13pt" style:font-size-complex="13pt" style:text-scale="80%"/>
    </style:style>
    <style:style style:name="P3" style:family="paragraph">
      <loext:graphic-properties draw:fill="none" draw:fill-color="#ffffff"/>
      <style:paragraph-properties fo:margin-left="0.49mm" fo:margin-right="0mm" fo:text-indent="0mm"/>
      <style:text-properties style:font-name="Liberation Sans Narrow" fo:font-size="13pt" style:font-size-asian="13pt" style:font-size-complex="13pt" style:text-scale="80%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.49mm" fo:margin-right="0mm" fo:text-indent="0mm"/>
      <style:text-properties style:font-name="Liberation Sans Narrow" fo:font-size="13pt" style:font-size-asian="13pt" style:font-size-complex="13pt" style:text-scale="70%"/>
    </style:style>
    <style:style style:name="P6" style:family="paragraph">
      <loext:graphic-properties draw:fill="none" draw:fill-color="#ffffff"/>
      <style:paragraph-properties fo:margin-left="0.49mm" fo:margin-right="0mm" fo:text-indent="0mm"/>
      <style:text-properties style:font-name="Liberation Sans Narrow" fo:font-size="13pt" style:font-size-asian="13pt" style:font-size-complex="13pt" style:text-scale="70%"/>
    </style:style>
    <style:style style:name="T1" style:family="text">
      <style:text-properties style:font-name="Liberation Sans Narrow" fo:font-size="13pt" style:font-size-asian="13pt" style:font-size-complex="13pt" style:text-scale="80%"/>
    </style:style>
    <style:style style:name="T2" style:family="text">
      <style:text-properties style:font-name="Liberation Sans Narrow" fo:font-size="13pt" style:font-size-asian="13pt" style:font-size-complex="13pt" style:text-scale="100%"/>
    </style:style>
    <style:style style:name="T3" style:family="text">
      <style:text-properties style:font-name="Liberation Sans Narrow" fo:font-size="13pt" style:font-size-asian="13pt" style:font-size-complex="13pt" style:text-scale="180%"/>
    </style:style>
    <style:style style:name="T4" style:family="text">
      <style:text-properties style:font-name="Liberation Sans Narrow" fo:font-size="13pt" style:font-size-asian="13pt" style:font-size-complex="13pt" style:text-scale="90%"/>
    </style:style>
    <style:style style:name="T5" style:family="text">
      <style:text-properties style:font-name="Liberation Sans Narrow" fo:font-size="13pt" style:font-size-asian="13pt" style:font-size-complex="13pt" style:text-scale="70%"/>
    </style:style>
    <style:style style:name="T6" style:family="text">
      <style:text-properties style:font-name="Liberation Sans Narrow" fo:font-size="13pt" style:font-size-asian="13pt" style:font-size-complex="13pt" style:text-scale="75%"/>
    </style:style>
    <style:style style:name="gr1" style:family="graphic">
      <style:graphic-properties loext:decorative="false" style:run-through="foreground" style:vertical-pos="from-top" style:vertical-rel="page" style:horizontal-pos="from-left" style:horizontal-rel="paragraph"/>
    </style:style>
    <style:style style:name="gr2" style:family="graphic">
      <style:graphic-properties draw:stroke="solid" svg:stroke-width="0.18mm" svg:stroke-color="#b2b2b2" draw:marker-start-width="3.79mm" draw:marker-end-width="3.79mm" draw:fill="none" draw:fill-color="#ffffff" fo:min-height="30mm" fo:padding-top="0.09mm" fo:padding-bottom="0.09mm" fo:padding-left="0.09mm" fo:padding-right="0.09mm" style:protect="size" loext:decorative="false" style:run-through="foreground"/>
      <style:paragraph-properties style:writing-mode="lr-tb"/>
    </style:style>
    <style:style style:name="gr3" style:family="graphic">
      <style:graphic-properties svg:stroke-width="0.28mm" svg:stroke-color="#000000" draw:marker-start-width="3.95mm" draw:marker-end-width="3.95mm" draw:fill-color="#000000" draw:textarea-horizontal-align="center" draw:textarea-vertical-align="middle" fo:padding-top="0.14mm" fo:padding-bottom="0.14mm" fo:padding-left="0.14mm" fo:padding-right="0.14mm" loext:decorative="false" style:run-through="foreground"/>
    </style:style>
    <style:style style:name="gr4" style:family="graphic">
      <style:graphic-properties draw:stroke="solid" svg:stroke-width="0.18mm" svg:stroke-color="#b2b2b2" draw:marker-start-width="3.79mm" draw:marker-end-width="3.79mm" draw:fill="none" draw:fill-color="#ffffff" fo:min-height="30mm" fo:padding-top="0.09mm" fo:padding-bottom="0.09mm" fo:padding-left="0.09mm" fo:padding-right="0.09mm" style:protect="size" loext:decorative="false" style:run-through="foreground" style:wrap="run-through" style:number-wrapped-paragraphs="no-limit" style:vertical-pos="from-top" style:vertical-rel="page" style:horizontal-pos="from-left" style:horizontal-rel="pag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5" draw:name="DrawObject 7" draw:style-name="gr1">
        <draw:frame draw:name="Text Frame 16" draw:style-name="gr2" draw:text-style-name="P3" svg:width="9mm" svg:height="30.19mm" svg:x="128.13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13" draw:style-name="gr3" draw:text-style-name="P4" svg:width="1.44mm" svg:height="4.75mm" svg:x="134.92mm" svg:y="22.63mm" svg:viewBox="0 0 145 476" draw:points="4,0 145,0 145,476 0,476">
          <text:p/>
        </draw:polyline>
      </draw:g>
      <draw:frame text:anchor-type="page" text:anchor-page-number="1" draw:z-index="14" draw:name="Text Frame 15" draw:style-name="gr4" draw:text-style-name="P6" svg:width="9mm" svg:height="30.19mm" svg:x="137.12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draw:g text:anchor-type="page" text:anchor-page-number="1" draw:z-index="13" draw:name="DrawObject 6" draw:style-name="gr1">
        <draw:frame draw:name="Text Frame 14" draw:style-name="gr2" draw:text-style-name="P3" svg:width="9mm" svg:height="30.19mm" svg:x="155.12mm" svg:y="20.04mm">
          <draw:text-box>
            <text:p text:style-name="P2"><text:span text:style-name="T1">RES</text:span></text:p>
            <text:p text:style-name="P2"><text:span text:style-name="T1">D1+</text:span></text:p>
            <text:p text:style-name="P2"><text:span text:style-name="T1">D1-</text:span></text:p>
            <text:p text:style-name="P2"><text:span text:style-name="T1">D2+</text:span></text:p>
            <text:p text:style-name="P2"><text:span text:style-name="T1">D2-</text:span></text:p>
            <text:p text:style-name="P2"><text:span text:style-name="T1">RES</text:span></text:p>
          </draw:text-box>
        </draw:frame>
        <draw:polyline draw:name="Polyline with 4 corners 10" draw:style-name="gr3" draw:text-style-name="P4" svg:width="1.44mm" svg:height="4.75mm" svg:x="161.91mm" svg:y="22.63mm" svg:viewBox="0 0 145 476" draw:points="4,0 145,0 145,476 0,476">
          <text:p/>
        </draw:polyline>
        <draw:polyline draw:name="Polyline with 4 corners 11" draw:style-name="gr3" draw:text-style-name="P4" svg:width="1.44mm" svg:height="4.75mm" svg:x="161.91mm" svg:y="22.63mm" svg:viewBox="0 0 145 476" draw:points="4,0 145,0 145,476 0,476">
          <text:p/>
        </draw:polyline>
        <draw:polyline draw:name="Polyline with 4 corners 12" draw:style-name="gr3" draw:text-style-name="P4" svg:width="1.44mm" svg:height="4.75mm" svg:x="161.93mm" svg:y="42.44mm" svg:viewBox="0 0 145 476" draw:points="4,0 145,0 145,476 0,476">
          <text:p/>
        </draw:polyline>
      </draw:g>
      <draw:g text:anchor-type="page" text:anchor-page-number="1" draw:z-index="12" draw:name="DrawObject6" draw:style-name="gr1">
        <draw:frame draw:name="Text Frame 13" draw:style-name="gr2" draw:text-style-name="P3" svg:width="9mm" svg:height="30.19mm" svg:x="146.12mm" svg:y="20.04mm">
          <draw:text-box>
            <text:p text:style-name="P2"><text:span text:style-name="T1">RES</text:span></text:p>
            <text:p text:style-name="P2"><text:span text:style-name="T1">D1+</text:span></text:p>
            <text:p text:style-name="P2"><text:span text:style-name="T1">D1-</text:span></text:p>
            <text:p text:style-name="P2"><text:span text:style-name="T1">D2+</text:span></text:p>
            <text:p text:style-name="P2"><text:span text:style-name="T1">D2-</text:span></text:p>
            <text:p text:style-name="P2"><text:span text:style-name="T1">RES</text:span></text:p>
          </draw:text-box>
        </draw:frame>
        <draw:polyline draw:name="Polyline with 4 corners 8" draw:style-name="gr3" draw:text-style-name="P4" svg:width="1.44mm" svg:height="4.75mm" svg:x="152.91mm" svg:y="22.63mm" svg:viewBox="0 0 145 476" draw:points="4,0 145,0 145,476 0,476">
          <text:p/>
        </draw:polyline>
        <draw:polyline draw:name="Polyline with 4 corners 2" draw:style-name="gr3" draw:text-style-name="P4" svg:width="1.44mm" svg:height="4.75mm" svg:x="152.91mm" svg:y="22.63mm" svg:viewBox="0 0 145 476" draw:points="4,0 145,0 145,476 0,476">
          <text:p/>
        </draw:polyline>
        <draw:polyline draw:name="Polyline with 4 corners 9" draw:style-name="gr3" draw:text-style-name="P4" svg:width="1.44mm" svg:height="4.75mm" svg:x="152.93mm" svg:y="42.44mm" svg:viewBox="0 0 145 476" draw:points="4,0 145,0 145,476 0,476">
          <text:p/>
        </draw:polyline>
      </draw:g>
      <draw:g text:anchor-type="page" text:anchor-page-number="1" draw:z-index="11" draw:name="DrawObject 5" draw:style-name="gr1">
        <draw:frame draw:name="Text Frame 12" draw:style-name="gr2" draw:text-style-name="P3" svg:width="9mm" svg:height="30.19mm" svg:x="110.14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7" draw:style-name="gr3" draw:text-style-name="P4" svg:width="1.44mm" svg:height="4.75mm" svg:x="116.93mm" svg:y="22.63mm" svg:viewBox="0 0 145 476" draw:points="4,0 145,0 145,476 0,476">
          <text:p/>
        </draw:polyline>
      </draw:g>
      <draw:frame text:anchor-type="page" text:anchor-page-number="1" draw:z-index="10" draw:name="Text Frame 11" draw:style-name="gr4" draw:text-style-name="P6" svg:width="9mm" svg:height="30.19mm" svg:x="119.13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draw:g text:anchor-type="page" text:anchor-page-number="1" draw:z-index="9" draw:name="DrawObject 4" draw:style-name="gr1">
        <draw:frame draw:name="Text Frame 10" draw:style-name="gr2" draw:text-style-name="P3" svg:width="9mm" svg:height="30.19mm" svg:x="92.15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6" draw:style-name="gr3" draw:text-style-name="P4" svg:width="1.44mm" svg:height="4.75mm" svg:x="98.94mm" svg:y="22.63mm" svg:viewBox="0 0 145 476" draw:points="4,0 145,0 145,476 0,476">
          <text:p/>
        </draw:polyline>
      </draw:g>
      <draw:frame text:anchor-type="page" text:anchor-page-number="1" draw:z-index="8" draw:name="Text Frame 9" draw:style-name="gr4" draw:text-style-name="P6" svg:width="9mm" svg:height="30.19mm" svg:x="101.14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draw:g text:anchor-type="page" text:anchor-page-number="1" draw:z-index="7" draw:name="DrawObject 3" draw:style-name="gr1">
        <draw:frame draw:name="Text Frame 8" draw:style-name="gr2" draw:text-style-name="P3" svg:width="9mm" svg:height="30.19mm" svg:x="74.15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5" draw:style-name="gr3" draw:text-style-name="P4" svg:width="1.44mm" svg:height="4.75mm" svg:x="80.94mm" svg:y="22.63mm" svg:viewBox="0 0 145 476" draw:points="4,0 145,0 145,476 0,476">
          <text:p/>
        </draw:polyline>
      </draw:g>
      <draw:frame text:anchor-type="page" text:anchor-page-number="1" draw:z-index="6" draw:name="Text Frame 7" draw:style-name="gr4" draw:text-style-name="P6" svg:width="9mm" svg:height="30.19mm" svg:x="83.15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draw:g text:anchor-type="page" text:anchor-page-number="1" draw:z-index="5" draw:name="DrawObject 2" draw:style-name="gr1">
        <draw:frame draw:name="Text Frame 6" draw:style-name="gr2" draw:text-style-name="P3" svg:width="9mm" svg:height="30.19mm" svg:x="56.16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4" draw:style-name="gr3" draw:text-style-name="P4" svg:width="1.44mm" svg:height="4.75mm" svg:x="62.95mm" svg:y="22.63mm" svg:viewBox="0 0 145 476" draw:points="4,0 145,0 145,476 0,476">
          <text:p/>
        </draw:polyline>
      </draw:g>
      <draw:frame text:anchor-type="page" text:anchor-page-number="1" draw:z-index="4" draw:name="Text Frame 5" draw:style-name="gr4" draw:text-style-name="P6" svg:width="9mm" svg:height="30.19mm" svg:x="65.16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draw:g text:anchor-type="page" text:anchor-page-number="1" draw:z-index="3" draw:name="DrawObject 1" draw:style-name="gr1">
        <draw:frame draw:name="Text Frame 4" draw:style-name="gr2" draw:text-style-name="P3" svg:width="9mm" svg:height="30.19mm" svg:x="38.17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3" draw:style-name="gr3" draw:text-style-name="P4" svg:width="1.44mm" svg:height="4.75mm" svg:x="44.96mm" svg:y="22.63mm" svg:viewBox="0 0 145 476" draw:points="4,0 145,0 145,476 0,476">
          <text:p/>
        </draw:polyline>
      </draw:g>
      <draw:frame text:anchor-type="page" text:anchor-page-number="1" draw:z-index="2" draw:name="Text Frame 3" draw:style-name="gr4" draw:text-style-name="P6" svg:width="9mm" svg:height="30.19mm" svg:x="47.17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draw:g text:anchor-type="page" text:anchor-page-number="1" draw:z-index="1" draw:name="DrawObject1" draw:style-name="gr1">
        <draw:frame draw:name="Text Frame 2" draw:style-name="gr2" draw:text-style-name="P3" svg:width="9mm" svg:height="30.19mm" svg:x="20.18mm" svg:y="20.04mm">
          <draw:text-box>
            <text:p text:style-name="P2"><text:span text:style-name="T1">RES</text:span></text:p>
            <text:p text:style-name="P2"><text:span text:style-name="T2">D+</text:span></text:p>
            <text:p text:style-name="P2"><text:span text:style-name="T2">D</text:span><text:span text:style-name="T3">-</text:span></text:p>
            <text:p text:style-name="P2"><text:span text:style-name="T1">UART</text:span></text:p>
            <text:p text:style-name="P2"><text:span text:style-name="T4">GND</text:span></text:p>
            <text:p text:style-name="P2"><text:span text:style-name="T2">+5V</text:span></text:p>
          </draw:text-box>
        </draw:frame>
        <draw:polyline draw:name="Polyline with 4 corners 1" draw:style-name="gr3" draw:text-style-name="P4" svg:width="1.44mm" svg:height="4.75mm" svg:x="26.97mm" svg:y="22.63mm" svg:viewBox="0 0 145 476" draw:points="4,0 145,0 145,476 0,476">
          <text:p/>
        </draw:polyline>
      </draw:g>
      <draw:frame text:anchor-type="page" text:anchor-page-number="1" draw:z-index="0" draw:name="Text Frame 1" draw:style-name="gr4" draw:text-style-name="P6" svg:width="9mm" svg:height="30.19mm" svg:x="29.17mm" svg:y="20.04mm">
        <draw:text-box>
          <text:p text:style-name="P5"><text:span text:style-name="T4">+12V</text:span></text:p>
          <text:p text:style-name="P5"><text:span text:style-name="T4">GND</text:span></text:p>
          <text:p text:style-name="P5"><text:span text:style-name="T4">GND</text:span></text:p>
          <text:p text:style-name="P5"><text:span text:style-name="T5">BK12V</text:span></text:p>
          <text:p text:style-name="P5"><text:span text:style-name="T6">IN12V</text:span></text:p>
          <text:p text:style-name="P5"><text:span text:style-name="T2">+5V</text:span></text:p>
        </draw:text-box>
      </draw:fram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1:07:14.786806480</meta:creation-date>
    <meta:print-date>2026-01-17T11:44:06.893412258</meta:print-date>
    <dc:date>2026-01-17T11:52:26.302189057</dc:date>
    <meta:editing-duration>PT1M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